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2]+[.B3]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table:formula="of:=[.B2]+[.B4]" office:value-type="float" office:value="0">
            <text:p>Err:52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17:3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11-30T10:09:14</meta:creation-date>
    <dc:date>2011-11-30T14:25:56</dc:date>
    <dc:creator>Markus Mohrhard</dc:creator>
    <meta:editing-duration>PT1M42S</meta:editing-duration>
    <meta:editing-cycles>1</meta:editing-cycles>
    <meta:generator>LibreOffice/3.4$Unix LibreOffice_project/340m1$Build-1206</meta:generator>
    <meta:document-statistic meta:table-count="1" meta:cell-count="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doc = thisComponent
oSheet = doc.getSheets()
oSheet.getCellByPosition(1,1,0).setValue(5)
oSheet.getCellByPosition(1,2,0).setValue(15)
oSheet.getCellByPosition(2,1,0).setFormula("=B2+B3")
oSheet.getCellByPosition(1, 3,0).setFormula("=B2+B4")
oSheet.getCellByPosition(3, 2,0).setFormula("")
oSheet.getCellByPosition(3, 3,0).setFormula("")

End Sub

      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